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692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1.55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13cm" fo:min-width="0.37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5cm" svg:x="7.9cm" svg:y="2.2cm">
          <text:p text:style-name="P1">入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cm" svg:height="2.1cm" svg:x="8cm" svg:y="6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4.7cm" svg:x2="9.4cm" svg:y2="7.1cm">
          <text:p/>
        </draw:line>
        <draw:custom-shape draw:style-name="gr2" draw:text-style-name="P1" draw:layer="layout" svg:width="2.9cm" svg:height="2.1cm" svg:x="8.001cm" svg:y="10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9.1cm" svg:x2="9.4cm" svg:y2="10.8cm">
          <text:p/>
        </draw:line>
        <draw:custom-shape draw:style-name="gr2" draw:text-style-name="P1" draw:layer="layout" svg:width="2.9cm" svg:height="2.1cm" svg:x="8.3cm" svg:y="25.8cm">
          <text:p text:style-name="P1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cm" svg:height="2.1cm" svg:x="8cm" svg:y="13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cm" svg:height="2.1cm" svg:x="8.201cm" svg:y="16.6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2.6cm" svg:x2="9.4cm" svg:y2="13.8cm">
          <text:p/>
        </draw:line>
        <draw:line draw:style-name="gr3" draw:text-style-name="P2" draw:layer="layout" svg:x1="9.6cm" svg:y1="15.4cm" svg:x2="9.6cm" svg:y2="16.6cm">
          <text:p/>
        </draw:line>
        <draw:custom-shape draw:style-name="gr4" draw:text-style-name="P1" draw:layer="layout" svg:width="1.237cm" svg:height="1.079cm" svg:x="3.895cm" svg:y="19.6cm">
          <text:p text:style-name="P1">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5.261cm" svg:y="19.721cm">
          <text:p text:style-name="P1">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2.4cm" svg:y="19.601cm">
          <text:p text:style-name="P1">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6.561cm" svg:y="19.601cm">
          <text:p text:style-name="P1">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7.862cm" svg:y="19.601cm">
          <text:p text:style-name="P1">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9.162cm" svg:y="19.601cm">
          <text:p text:style-name="P1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12.095cm" svg:y="19.6cm">
          <text:p text:style-name="P1">1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13.461cm" svg:y="19.721cm">
          <text:p text:style-name="P1">1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10.6cm" svg:y="19.601cm">
          <text:p text:style-name="P1">1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14.761cm" svg:y="19.601cm">
          <text:p text:style-name="P1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16.062cm" svg:y="19.601cm">
          <text:p text:style-name="P1">1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17.263cm" svg:y="19.6cm">
          <text:p text:style-name="P1">1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237cm" svg:height="1.079cm" svg:x="18.563cm" svg:y="19.6cm">
          <text:p text:style-name="P1">1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7cm" svg:y1="18.8cm" svg:x2="9.8cm" svg:y2="19.8cm">
          <text:p/>
        </draw:line>
        <draw:line draw:style-name="gr3" draw:text-style-name="P2" draw:layer="layout" svg:x1="8.8cm" svg:y1="18.5cm" svg:x2="8.4cm" svg:y2="19.7cm">
          <text:p/>
        </draw:line>
        <draw:line draw:style-name="gr3" draw:text-style-name="P2" draw:layer="layout" svg:x1="10.7cm" svg:y1="18.6cm" svg:x2="11.3cm" svg:y2="19.9cm">
          <text:p/>
        </draw:line>
        <draw:line draw:style-name="gr3" draw:text-style-name="P2" draw:layer="layout" svg:x1="11cm" svg:y1="17.8cm" svg:x2="12.8cm" svg:y2="19.8cm">
          <text:p/>
        </draw:line>
        <draw:line draw:style-name="gr3" draw:text-style-name="P2" draw:layer="layout" svg:x1="8cm" svg:y1="17.8cm" svg:x2="7.1cm" svg:y2="19.7cm">
          <text:p/>
        </draw:line>
        <draw:line draw:style-name="gr3" draw:text-style-name="P2" draw:layer="layout" svg:x1="8cm" svg:y1="17.8cm" svg:x2="5.8cm" svg:y2="19.7cm">
          <text:p/>
        </draw:line>
        <draw:line draw:style-name="gr3" draw:text-style-name="P2" draw:layer="layout" svg:x1="7.9cm" svg:y1="17.8cm" svg:x2="4.5cm" svg:y2="19.7cm">
          <text:p/>
        </draw:line>
        <draw:line draw:style-name="gr3" draw:text-style-name="P2" draw:layer="layout" svg:x1="8cm" svg:y1="17.8cm" svg:x2="3.3cm" svg:y2="19.6cm">
          <text:p/>
        </draw:line>
        <draw:line draw:style-name="gr3" draw:text-style-name="P2" draw:layer="layout" svg:x1="11.1cm" svg:y1="17.7cm" svg:x2="14.3cm" svg:y2="20cm">
          <text:p/>
        </draw:line>
        <draw:line draw:style-name="gr3" draw:text-style-name="P2" draw:layer="layout" svg:x1="11.2cm" svg:y1="17.6cm" svg:x2="15.3cm" svg:y2="19.7cm">
          <text:p/>
        </draw:line>
        <draw:line draw:style-name="gr3" draw:text-style-name="P2" draw:layer="layout" svg:x1="11.3cm" svg:y1="17.6cm" svg:x2="16.8cm" svg:y2="19.7cm">
          <text:p/>
        </draw:line>
        <draw:line draw:style-name="gr3" draw:text-style-name="P2" draw:layer="layout" svg:x1="11.2cm" svg:y1="17.5cm" svg:x2="18cm" svg:y2="19.7cm">
          <text:p/>
        </draw:line>
        <draw:line draw:style-name="gr3" draw:text-style-name="P2" draw:layer="layout" svg:x1="11.1cm" svg:y1="17.4cm" svg:x2="19.3cm" svg:y2="19.7cm">
          <text:p/>
        </draw:line>
        <draw:line draw:style-name="gr3" draw:text-style-name="P2" draw:layer="layout" svg:x1="3.2cm" svg:y1="20.8cm" svg:x2="9.8cm" svg:y2="25.9cm">
          <text:p/>
        </draw:line>
        <draw:line draw:style-name="gr5" draw:text-style-name="P2" draw:layer="layout" svg:x1="8.3cm" svg:y1="26.8cm" svg:x2="2cm" svg:y2="26.8cm">
          <text:p/>
        </draw:line>
        <draw:line draw:style-name="gr5" draw:text-style-name="P2" draw:layer="layout" svg:x1="2.1cm" svg:y1="26.9cm" svg:x2="1.9cm" svg:y2="14.6cm">
          <text:p/>
        </draw:line>
        <draw:line draw:style-name="gr3" draw:text-style-name="P2" draw:layer="layout" svg:x1="2cm" svg:y1="14.6cm" svg:x2="8cm" svg:y2="14.6cm">
          <text:p/>
        </draw:line>
        <draw:line draw:style-name="gr3" draw:text-style-name="P2" draw:layer="layout" svg:x1="4.7cm" svg:y1="20.7cm" svg:x2="9.9cm" svg:y2="25.9cm">
          <text:p/>
        </draw:line>
        <draw:line draw:style-name="gr3" draw:text-style-name="P2" draw:layer="layout" svg:x1="5.9cm" svg:y1="20.9cm" svg:x2="9.9cm" svg:y2="25.8cm">
          <text:p/>
        </draw:line>
        <draw:line draw:style-name="gr3" draw:text-style-name="P2" draw:layer="layout" svg:x1="7.3cm" svg:y1="20.8cm" svg:x2="9.8cm" svg:y2="26cm">
          <text:p/>
        </draw:line>
        <draw:line draw:style-name="gr3" draw:text-style-name="P2" draw:layer="layout" svg:x1="8.5cm" svg:y1="20.7cm" svg:x2="9.7cm" svg:y2="25.9cm">
          <text:p/>
        </draw:line>
        <draw:line draw:style-name="gr3" draw:text-style-name="P2" draw:layer="layout" svg:x1="9.8cm" svg:y1="20.7cm" svg:x2="9.7cm" svg:y2="25.9cm">
          <text:p/>
        </draw:line>
        <draw:line draw:style-name="gr3" draw:text-style-name="P2" draw:layer="layout" svg:x1="11.3cm" svg:y1="20.8cm" svg:x2="9.7cm" svg:y2="25.9cm">
          <text:p/>
        </draw:line>
        <draw:line draw:style-name="gr3" draw:text-style-name="P2" draw:layer="layout" svg:x1="12.7cm" svg:y1="20.6cm" svg:x2="9.5cm" svg:y2="25.8cm">
          <text:p/>
        </draw:line>
        <draw:line draw:style-name="gr3" draw:text-style-name="P2" draw:layer="layout" svg:x1="14.1cm" svg:y1="20.9cm" svg:x2="9.7cm" svg:y2="25.7cm">
          <text:p/>
        </draw:line>
        <draw:line draw:style-name="gr3" draw:text-style-name="P2" draw:layer="layout" svg:x1="15.3cm" svg:y1="20.9cm" svg:x2="9.7cm" svg:y2="25.9cm">
          <text:p/>
        </draw:line>
        <draw:line draw:style-name="gr3" draw:text-style-name="P2" draw:layer="layout" svg:x1="16.7cm" svg:y1="20.7cm" svg:x2="9.7cm" svg:y2="25.8cm">
          <text:p/>
        </draw:line>
        <draw:line draw:style-name="gr3" draw:text-style-name="P2" draw:layer="layout" svg:x1="17.9cm" svg:y1="20.7cm" svg:x2="9.7cm" svg:y2="25.8cm">
          <text:p/>
        </draw:line>
        <draw:line draw:style-name="gr3" draw:text-style-name="P2" draw:layer="layout" svg:x1="19.3cm" svg:y1="20.7cm" svg:x2="9.8cm" svg:y2="25.7cm">
          <text:p/>
        </draw:line>
      </draw:page>
      <draw:page draw:name="page2" draw:style-name="dp1" draw:master-page-name="Default">
        <draw:custom-shape draw:style-name="gr1" draw:text-style-name="P1" draw:layer="layout" svg:width="3.1cm" svg:height="2.5cm" svg:x="7.9cm" svg:y="2.2cm">
          <text:p text:style-name="P1">入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cm" svg:height="2.1cm" svg:x="8cm" svg:y="6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4.7cm" svg:x2="9.4cm" svg:y2="7.1cm">
          <text:p/>
        </draw:line>
        <draw:custom-shape draw:style-name="gr2" draw:text-style-name="P1" draw:layer="layout" svg:width="2.9cm" svg:height="2.1cm" svg:x="8.001cm" svg:y="10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9.1cm" svg:x2="9.4cm" svg:y2="10.8cm">
          <text:p/>
        </draw:line>
        <draw:custom-shape draw:style-name="gr2" draw:text-style-name="P1" xml:id="id3" draw:id="id3" draw:layer="layout" svg:width="2.9cm" svg:height="2.1cm" svg:x="8.3cm" svg:y="25.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4cm" svg:y1="12.6cm" svg:x2="9.4cm" svg:y2="13.8cm">
          <text:p/>
        </draw:line>
        <draw:custom-shape draw:style-name="gr2" draw:text-style-name="P1" xml:id="id1" draw:id="id1" draw:layer="layout" svg:width="2.9cm" svg:height="2.1cm" svg:x="7.902cm" svg:y="13.70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9cm" svg:height="2.1cm" svg:x="3.303cm" svg:y="17.00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7.902cm" svg:y1="14.752cm" svg:x2="4.753cm" svg:y2="17.003cm" draw:start-shape="id1" draw:start-glue-point="6" draw:end-shape="id2" draw:end-glue-point="4" svg:d="M7902 14752h-3149v2251" svg:viewBox="0 0 3150 2252">
          <text:p/>
        </draw:connector>
        <draw:connector draw:style-name="gr3" draw:text-style-name="P2" draw:layer="layout" svg:x1="4.753cm" svg:y1="19.103cm" svg:x2="8.3cm" svg:y2="26.85cm" draw:start-shape="id2" draw:start-glue-point="8" draw:end-shape="id3" draw:end-glue-point="6" svg:d="M4753 19103v7747h3547" svg:viewBox="0 0 3548 7748">
          <text:p/>
        </draw:connector>
        <draw:custom-shape draw:style-name="gr2" draw:text-style-name="P1" xml:id="id4" draw:id="id4" draw:layer="layout" svg:width="2.9cm" svg:height="2.1cm" svg:x="13.4cm" svg:y="16.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0.802cm" svg:y1="14.752cm" svg:x2="14.85cm" svg:y2="16.8cm" draw:start-shape="id1" draw:start-glue-point="10" draw:end-shape="id4" draw:end-glue-point="4" svg:d="M10802 14752h4048v2048" svg:viewBox="0 0 4049 2049">
          <text:p/>
        </draw:connector>
        <draw:custom-shape draw:style-name="gr2" draw:text-style-name="P1" xml:id="id5" draw:id="id5" draw:layer="layout" svg:width="2.9cm" svg:height="2.1cm" svg:x="13.401cm" svg:y="20.10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4.85cm" svg:y1="18.9cm" svg:x2="14.851cm" svg:y2="20.101cm" draw:start-shape="id4" draw:start-glue-point="8" draw:end-shape="id5" draw:end-glue-point="4" svg:d="M14850 18900v601h1v600" svg:viewBox="0 0 2 1202">
          <text:p/>
        </draw:connector>
        <draw:connector draw:style-name="gr3" draw:text-style-name="P2" draw:layer="layout" draw:line-skew="-1.499cm" svg:x1="13.401cm" svg:y1="21.151cm" svg:x2="13.4cm" svg:y2="17.85cm" draw:start-shape="id5" draw:start-glue-point="6" draw:end-shape="id4" draw:end-glue-point="6" svg:d="M13401 21151h-2001v-3301h2000" svg:viewBox="0 0 2002 3302">
          <text:p/>
        </draw:connector>
        <draw:connector draw:style-name="gr3" draw:text-style-name="P2" draw:layer="layout" svg:x1="14.851cm" svg:y1="22.201cm" svg:x2="9.75cm" svg:y2="25.8cm" draw:start-shape="id5" draw:start-glue-point="8" draw:end-shape="id3" svg:d="M14851 22201v1800h-5101v1799" svg:viewBox="0 0 5102 3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正黑" style:font-family-asian="文泉驿正黑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17:05:13.883270356</meta:creation-date>
    <dc:date>2018-07-04T20:54:31.432414352</dc:date>
    <meta:editing-duration>PT44M45S</meta:editing-duration>
    <meta:editing-cycles>6</meta:editing-cycles>
    <meta:generator>LibreOffice/5.2.7.2$Linux_ARM_EABI LibreOffice_project/20m0$Build-2</meta:generator>
    <meta:document-statistic meta:object-count="69"/>
  </office:meta>
</office:document-meta>
</file>